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ity-Wednesday-B</text:p>
          </table:table-cell>
          <table:table-cell table:style-name="ce3" office:value-type="date" office:date-value="2019-01-03" calcext:value-type="date">
            <text:p>2019-01-0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1-09" calcext:value-type="date">
            <text:p>2019-01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1-16" calcext:value-type="date">
            <text:p>2019-01-16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1-23" calcext:value-type="date">
            <text:p>2019-01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1-30" calcext:value-type="date">
            <text:p>2019-01-3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2-06" calcext:value-type="date">
            <text:p>2019-02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2-13" calcext:value-type="date">
            <text:p>2019-02-1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y-Wednesday-B</text:p>
          </table:table-cell>
          <table:table-cell office:value-type="date" office:date-value="2019-02-21" calcext:value-type="date">
            <text:p>2019-02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2-27" calcext:value-type="date">
            <text:p>2019-02-2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3-06" calcext:value-type="date">
            <text:p>2019-03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3-13" calcext:value-type="date">
            <text:p>2019-03-1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3-20" calcext:value-type="date">
            <text:p>2019-03-2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3-27" calcext:value-type="date">
            <text:p>2019-03-2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4-03" calcext:value-type="date">
            <text:p>2019-04-0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4-10" calcext:value-type="date">
            <text:p>2019-04-1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ty-Wednesday-B</text:p>
          </table:table-cell>
          <table:table-cell office:value-type="date" office:date-value="2019-04-18" calcext:value-type="date">
            <text:p>2019-04-1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4-24" calcext:value-type="date">
            <text:p>2019-04-24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5-01" calcext:value-type="date">
            <text:p>2019-05-0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5-08" calcext:value-type="date">
            <text:p>2019-05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5-15" calcext:value-type="date">
            <text:p>2019-05-1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Wednesday-B</text:p>
          </table:table-cell>
          <table:table-cell office:value-type="date" office:date-value="2019-05-23" calcext:value-type="date">
            <text:p>2019-05-2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5-29" calcext:value-type="date">
            <text:p>2019-05-2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6-05" calcext:value-type="date">
            <text:p>2019-06-0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6-12" calcext:value-type="date">
            <text:p>2019-06-1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6-19" calcext:value-type="date">
            <text:p>2019-06-1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6-26" calcext:value-type="date">
            <text:p>2019-06-26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table:style-name="ce1" office:value-type="string" calcext:value-type="string">
            <text:p>City-Wednesday-B</text:p>
          </table:table-cell>
          <table:table-cell office:value-type="date" office:date-value="2019-07-04" calcext:value-type="date">
            <text:p>2019-07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7-10" calcext:value-type="date">
            <text:p>2019-07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7-17" calcext:value-type="date">
            <text:p>2019-07-1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7-31" calcext:value-type="date">
            <text:p>2019-07-3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Wednesday-B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8-14" calcext:value-type="date">
            <text:p>2019-08-1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8-28" calcext:value-type="date">
            <text:p>2019-08-2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Wednesday-B</text:p>
          </table:table-cell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9-11" calcext:value-type="date">
            <text:p>2019-09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09-25" calcext:value-type="date">
            <text:p>2019-09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0-09" calcext:value-type="date">
            <text:p>2019-10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ity-Wednesday-B</text:p>
          </table:table-cell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0-23" calcext:value-type="date">
            <text:p>2019-10-23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1-06" calcext:value-type="date">
            <text:p>2019-11-0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1-13" calcext:value-type="date">
            <text:p>2019-11-1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1-20" calcext:value-type="date">
            <text:p>2019-11-20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1-27" calcext:value-type="date">
            <text:p>2019-11-2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2-04" calcext:value-type="date">
            <text:p>2019-12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2-11" calcext:value-type="date">
            <text:p>2019-12-1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2-18" calcext:value-type="date">
            <text:p>2019-12-1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Wednesday-B</text:p>
          </table:table-cell>
          <table:table-cell office:value-type="date" office:date-value="2019-12-27" calcext:value-type="date">
            <text:p>2019-12-2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two days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5:31.116585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6:32.141227436</dc:date>
    <meta:editing-duration>PT40M32S</meta:editing-duration>
    <meta:editing-cycles>9</meta:editing-cycles>
    <meta:generator>LibreOffice/6.1.5.2$Linux_X86_64 LibreOffice_project/10$Build-2</meta:generator>
    <meta:document-statistic meta:table-count="1" meta:cell-count="264" meta:object-count="0"/>
  </office:meta>
</office:document-meta>
</file>